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paragraph-properties style:writing-mode="lr-tb"/>
      <style:text-properties officeooo:rsid="00169cc6" officeooo:paragraph-rsid="00169cc6"/>
    </style:style>
    <style:style style:name="P3" style:family="paragraph" style:parent-style-name="Standard">
      <style:paragraph-properties style:writing-mode="lr-tb"/>
      <style:text-properties officeooo:rsid="0015d217" officeooo:paragraph-rsid="0015d217"/>
    </style:style>
    <style:style style:name="P4" style:family="paragraph" style:parent-style-name="Standard">
      <style:paragraph-properties style:writing-mode="lr-tb"/>
      <style:text-properties officeooo:rsid="001b4a41" officeooo:paragraph-rsid="001b4a41"/>
    </style:style>
    <style:style style:name="P5" style:family="paragraph" style:parent-style-name="Standard">
      <style:paragraph-properties style:writing-mode="lr-tb"/>
      <style:text-properties officeooo:rsid="001c275a" officeooo:paragraph-rsid="001c275a"/>
    </style:style>
    <style:style style:name="P6" style:family="paragraph" style:parent-style-name="Standard">
      <style:paragraph-properties style:writing-mode="lr-tb"/>
      <style:text-properties officeooo:rsid="00184994" officeooo:paragraph-rsid="0017f9aa"/>
    </style:style>
    <style:style style:name="P7" style:family="paragraph" style:parent-style-name="Standard">
      <style:paragraph-properties style:writing-mode="lr-tb"/>
      <style:text-properties officeooo:rsid="001e959d" officeooo:paragraph-rsid="001e959d"/>
    </style:style>
    <style:style style:name="P8" style:family="paragraph" style:parent-style-name="Standard">
      <style:paragraph-properties style:writing-mode="lr-tb"/>
      <style:text-properties officeooo:rsid="0022dc5f" officeooo:paragraph-rsid="0022dc5f"/>
    </style:style>
    <style:style style:name="P9" style:family="paragraph" style:parent-style-name="Standard">
      <style:paragraph-properties style:writing-mode="lr-tb"/>
      <style:text-properties officeooo:rsid="002342d9" officeooo:paragraph-rsid="002342d9"/>
    </style:style>
    <style:style style:name="P10" style:family="paragraph" style:parent-style-name="Standard">
      <style:paragraph-properties style:writing-mode="lr-tb"/>
      <style:text-properties officeooo:rsid="0023e452" officeooo:paragraph-rsid="0023e452"/>
    </style:style>
    <style:style style:name="P11" style:family="paragraph" style:parent-style-name="Standard">
      <style:paragraph-properties style:writing-mode="lr-tb"/>
      <style:text-properties officeooo:rsid="00257a0b" officeooo:paragraph-rsid="00257a0b"/>
    </style:style>
    <style:style style:name="P12" style:family="paragraph" style:parent-style-name="Standard">
      <style:text-properties officeooo:rsid="00169cc6" officeooo:paragraph-rsid="00169cc6"/>
    </style:style>
    <style:style style:name="P13" style:family="paragraph" style:parent-style-name="Standard">
      <style:text-properties officeooo:rsid="00280551" officeooo:paragraph-rsid="00280551"/>
    </style:style>
    <style:style style:name="P14" style:family="paragraph" style:parent-style-name="Standard">
      <style:text-properties officeooo:rsid="00280551" officeooo:paragraph-rsid="0029a8de"/>
    </style:style>
    <style:style style:name="P15" style:family="paragraph" style:parent-style-name="Standard">
      <style:text-properties officeooo:rsid="00280551" officeooo:paragraph-rsid="002b5121"/>
    </style:style>
    <style:style style:name="P16" style:family="paragraph" style:parent-style-name="Standard">
      <style:text-properties officeooo:rsid="0029a8de" officeooo:paragraph-rsid="00280551"/>
    </style:style>
    <style:style style:name="P17" style:family="paragraph" style:parent-style-name="Standard">
      <style:text-properties officeooo:rsid="0029a8de" officeooo:paragraph-rsid="0029a8de"/>
    </style:style>
    <style:style style:name="P18" style:family="paragraph" style:parent-style-name="Standard">
      <style:text-properties officeooo:rsid="0029a8de" officeooo:paragraph-rsid="002b5121"/>
    </style:style>
    <style:style style:name="P19" style:family="paragraph" style:parent-style-name="Standard">
      <style:paragraph-properties style:writing-mode="lr-tb"/>
      <style:text-properties officeooo:rsid="00280551" officeooo:paragraph-rsid="0029a8de"/>
    </style:style>
    <style:style style:name="P20" style:family="paragraph" style:parent-style-name="Standard">
      <style:paragraph-properties style:writing-mode="lr-tb"/>
      <style:text-properties officeooo:rsid="00280551" officeooo:paragraph-rsid="002b5121"/>
    </style:style>
    <style:style style:name="P21" style:family="paragraph" style:parent-style-name="Standard">
      <style:paragraph-properties style:writing-mode="lr-tb"/>
      <style:text-properties officeooo:rsid="00257a0b" officeooo:paragraph-rsid="00257a0b"/>
    </style:style>
    <style:style style:name="T1" style:family="text">
      <style:text-properties officeooo:rsid="00276284"/>
    </style:style>
    <style:style style:name="T2" style:family="text">
      <style:text-properties officeooo:rsid="0029a8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O objetivo deste estudo consiste em gerar um modelo preditivo do indicador de desempenho médio em ciências da natureza e suas tecnologias dos alunos de escolas do ensino médio a partir dos dados públicos referentes ao ENEM de 2015.</text:p>
      <text:p text:style-name="P3"/>
      <text:p text:style-name="P3">**</text:p>
      <text:p text:style-name="P4">Este estudo possui o objetivo de gerar um modelo preditivo do indicador de desempenho médio em ciências da natureza e suas tecnologias dos alunos de escolas do ensino médio a partir dos dados públicos referentes ao Exame Nacional do Ensino Médio (ENEM) de 2015.</text:p>
      <text:p text:style-name="P4">Tais dados são fornecidos pelo INEP, agrupados por escolas, como subsídio a estratégias que visem a melhoria da qualidade da educação.</text:p>
      <text:p text:style-name="P1">**</text:p>
      <text:p text:style-name="P1"/>
      <text:p text:style-name="P1"/>
      <text:p text:style-name="P2">Tal proposta justifica-se em um cenário alarmante de baixo desempenho dos alunos do ensino básico no Brasil, de acordo com os dados de 2015 do PISA.</text:p>
      <text:p text:style-name="P2"/>
      <text:p text:style-name="P2">**</text:p>
      <text:p text:style-name="P5">A análise dos indicadores educacionais brasileiros dos últimos anos não permite sensação de conforto, muito menos oferece motivos para comemorações.</text:p>
      <text:p text:style-name="P5">Segundo os dados de 2015 do PISA, o programa internacional de avaliação de estudantes, o desempenho dos estudantes do ensino básico no Brasil, está abaixo da média dos estudantes em países membros da organização.</text:p>
      <text:p text:style-name="P5">Dos 70 países avaliados pelo programa, considerando os resultados para a área de ciências, o Brasil posicionou-se na 63a colocação.</text:p>
      <text:p text:style-name="P5">O relatório indica que, em ciências, o valor médio de desempenho dos estudantes brasileiros tem se mantido estável, sem apresentar mudanças estatisticamente significativas, desde o início da avaliação na área, em 2006.</text:p>
      <text:p text:style-name="P7">Estudos como a edição de 2016 do Censo Escolar da Educação Básica, realizado pelo INEP, proporcionam reflexões sobre a infraestrutura das instituições de ensino básico no território nacional em relação aos baixos índices apresentados pelo PISA de 2015.</text:p>
      <text:p text:style-name="P7">No contexto do ensino de ciências, o censo identificou que o percentual de estudantes brasileiros que possuem acesso a laboratórios de ciências no ensino básico é expressivamente inferior à estrutura prevista no PNE (Plano Nacional de Educação).</text:p>
      <text:p text:style-name="P9">Os resultados apresentados pelo PISA de 2015 e os problemas de infraestrutura evidenciados pelo Censo Escolar da Educação Básica de 2016 demandam séria atenção.</text:p>
      <text:p text:style-name="P10">Conforme observado na Figura 1, entre os recursos avaliados pelo censo, os laboratórios de ciências possuem os mais baixos índices de presença nas escolas.</text:p>
      <text:p text:style-name="P2">**</text:p>
      <text:p text:style-name="P12"/>
      <text:p text:style-name="P16"/>
      <text:p text:style-name="P2">A técnica de mineração de dados escolhida é a árvore de decisão e o algoritmo utilizado é o j48, através do software WEKA.</text:p>
      <text:p text:style-name="P2"/>
      <text:p text:style-name="P6">**</text:p>
      <text:p text:style-name="P8">Investigações relacionando o perfil socioeconômico e de infraestrutura das escolas de ensino básico no Brasil associadas ao desempenho dos seus alunos em exames como o PISA atualmente podem contar com técnicas presentes na área de Mineração de Dados Educacionais (MDE).</text:p>
      <text:p text:style-name="P8">***</text:p>
      <text:p text:style-name="P11">A MDE consiste na aplicação da Mineração de Dados (MD) aplicada ao contexto educacional.</text:p>
      <text:p text:style-name="P11">A MD é a etapa principal do processo de Descoberta de Conhecimento em Bases de Dados.</text:p>
      <text:p text:style-name="P11"><text:soft-page-break/>DCDB <text:s/><text:span text:style-name="T1">pode ser separado</text:span> quatro etapas: A base de dados, o pré-processamento, a MD e o pós-processamento.</text:p>
      <text:p text:style-name="P11">****</text:p>
      <text:p text:style-name="P20">O artigo Fundamentos de Mineração de Dados Educacionais explicam que, no DCDB, podem ser utilizadas uma ou mais bases de dados, disponibilizadas de forma estruturada ou não estruturada.</text:p>
      <text:p text:style-name="P15">A integração das bases utilizadas ocorre na etapa de pré-processamento, bem como a correção de valores ausentes, ruidosos, inconsistentes e redundantes.</text:p>
      <text:p text:style-name="P15">Na etapa da MD, segundo Silva e Silva, é extraído algum tipo de conhecimento a partir da execução de algum algoritmo da tarefa utilizada.</text:p>
      <text:p text:style-name="P15">Essas tarefas podem ser: modelo preditivo, análise de agrupamento e regras de associação.</text:p>
      <text:p text:style-name="P15">A análise dos resultados obtidos é realizada na quarta e última etapa, o pós-processamento.</text:p>
      <text:p text:style-name="P20"><text:span text:style-name="T2">Segundo o artigo, variados estudos são encontrados na literatura acadêmica utilizando técnicas da MD no contexto educacional.</text:span></text:p>
      <text:p text:style-name="P18">É citada, por exemplo:</text:p>
      <text:p text:style-name="P18"><text:tab/>a aplicação de árvores de decisão para o fornecimento de informações em apoio a gestores de instituições de ensino na avaliação do desempenho dos seus alunos;</text:p>
      <text:p text:style-name="P18"><text:s text:c="8"/>e a clusterização de dados na identificação de fatores relacionados à satisfação de alunos em instituições de ensino, também em apoio à tomada de decisão de seus gestores.</text:p>
      <text:p text:style-name="P11">****</text:p>
      <text:p text:style-name="P11">***</text:p>
      <text:p text:style-name="P6">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8T05:44:26.874079478</dc:date>
    <meta:editing-duration>PT1H49M27S</meta:editing-duration>
    <meta:editing-cycles>21</meta:editing-cycles>
    <meta:document-statistic meta:table-count="0" meta:image-count="0" meta:object-count="0" meta:page-count="2" meta:paragraph-count="36" meta:word-count="654" meta:character-count="4128" meta:non-whitespace-character-count="3500"/>
  </office:meta>
</office:document-meta>
</file>